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Verdana" fo:font-weight="bold" style:font-weight-asian="bold" style:font-weight-complex="bold"/>
    </style:style>
    <style:style style:name="P2" style:family="paragraph" style:parent-style-name="Standard">
      <style:text-properties style:font-name="Verdana" fo:font-weight="normal" style:font-weight-asian="normal" style:font-weight-complex="normal"/>
    </style:style>
    <style:style style:name="P3" style:family="paragraph" style:parent-style-name="Standard">
      <style:paragraph-properties fo:margin-top="0.102cm" fo:margin-bottom="0.102cm"/>
      <style:text-properties style:text-position="0% 100%" style:font-name="Verdana" fo:font-size="9pt" fo:font-weight="normal" style:font-size-asian="9pt" style:font-weight-asian="normal" style:font-size-complex="9pt" style:font-weight-complex="normal"/>
    </style:style>
    <style:style style:name="P4" style:family="paragraph" style:parent-style-name="Standard">
      <style:paragraph-properties fo:margin-top="0.102cm" fo:margin-bottom="0.102cm"/>
      <style:text-properties style:font-name="Verdana" fo:font-size="9pt" fo:font-weight="normal" style:font-size-asian="9pt" style:font-weight-asian="normal" style:font-size-complex="9pt" style:font-weight-complex="normal"/>
    </style:style>
    <style:style style:name="P5" style:family="paragraph" style:parent-style-name="Standard">
      <style:paragraph-properties fo:margin-top="0.102cm" fo:margin-bottom="0.102cm"/>
      <style:text-properties style:font-name="Verdana" fo:font-size="11pt" fo:font-weight="normal" style:font-size-asian="11pt" style:font-weight-asian="normal" style:font-size-complex="11pt" style:font-weight-complex="normal"/>
    </style:style>
    <style:style style:name="P6" style:family="paragraph" style:parent-style-name="Standard">
      <style:paragraph-properties fo:margin-top="0.102cm" fo:margin-bottom="0.102cm"/>
      <style:text-properties style:font-name="Verdana" fo:font-weight="bold" style:font-weight-asian="bold" style:font-weight-complex="bold"/>
    </style:style>
    <style:style style:name="P7" style:family="paragraph" style:parent-style-name="Text_20_body">
      <style:paragraph-properties fo:margin-top="0.014cm" fo:margin-bottom="0cm"/>
      <style:text-properties style:font-name="Verdana"/>
    </style:style>
    <style:style style:name="P8" style:family="paragraph" style:parent-style-name="Text_20_body">
      <style:paragraph-properties fo:margin-top="0cm" fo:margin-bottom="0cm"/>
      <style:text-properties style:font-name="Verdana"/>
    </style:style>
    <style:style style:name="P9" style:family="paragraph" style:parent-style-name="Text_20_body">
      <style:text-properties style:font-name="Verdana"/>
    </style:style>
    <style:style style:name="P10" style:family="paragraph" style:parent-style-name="Standard">
      <style:paragraph-properties fo:margin-top="0.102cm" fo:margin-bottom="0.102cm"/>
      <style:text-properties style:font-name="Verdana" fo:font-weight="bold" style:font-weight-asian="bold" style:font-weight-complex="bold"/>
    </style:style>
    <style:style style:name="P11" style:family="paragraph" style:parent-style-name="Standard">
      <style:paragraph-properties fo:margin-top="0.102cm" fo:margin-bottom="0.102cm"/>
      <style:text-properties style:font-name="Verdana" fo:font-size="9pt" fo:font-weight="normal" style:font-size-asian="9pt" style:font-weight-asian="normal" style:font-size-complex="9pt" style:font-weight-complex="normal"/>
    </style:style>
    <style:style style:name="P12" style:family="paragraph" style:parent-style-name="Standard">
      <style:paragraph-properties fo:margin-top="0.102cm" fo:margin-bottom="0.102cm"/>
      <style:text-properties style:text-position="0% 100%" style:font-name="Verdana" fo:font-size="9pt" fo:font-weight="normal" style:font-size-asian="9pt" style:font-weight-asian="normal" style:font-size-complex="9pt" style:font-weight-complex="normal"/>
    </style:style>
    <style:style style:name="P13" style:family="paragraph" style:parent-style-name="Standard">
      <style:text-properties style:font-name="Verdana" fo:font-weight="bold" style:font-weight-asian="bold" style:font-weight-complex="bold"/>
    </style:style>
    <style:style style:name="P14" style:family="paragraph" style:parent-style-name="Standard">
      <style:text-properties style:font-name="Verdana" fo:font-weight="normal" style:font-weight-asian="normal" style:font-weight-complex="normal"/>
    </style:style>
    <style:style style:name="P15" style:family="paragraph" style:parent-style-name="Heading_20_1">
      <style:paragraph-properties fo:margin-top="0.116cm" fo:margin-bottom="0cm"/>
    </style:style>
    <style:style style:name="P16" style:family="paragraph" style:parent-style-name="Text_20_body">
      <style:paragraph-properties fo:margin-top="0.116cm" fo:margin-bottom="0.102cm"/>
      <style:text-properties style:font-name="Verdana"/>
    </style:style>
    <style:style style:name="P17" style:family="paragraph" style:parent-style-name="Text_20_body">
      <style:paragraph-properties fo:margin-top="0.321cm" fo:margin-bottom="0.109cm"/>
      <style:text-properties style:font-name="Verdan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irect magic</text:h>
      <text:p text:style-name="P9">Dangerous spell that will damage your targets. Costs 6 Action Points per spellcast.</text:p>
      <text:p text:style-name="P1">Firebolt</text:p>
      <text:p text:style-name="P2">Deals d2+1 fire damage to a single target.</text:p>
      <text:p text:style-name="P3">Int 8, Wp 10, 4 mana, 12 to cast, range 8</text:p>
      <text:p text:style-name="P1">Icebolt</text:p>
      <text:p text:style-name="P2">Deals d2+1 ice damage to a single target.</text:p>
      <text:p text:style-name="P4">Int 8, Wp 10, 4 mana, 12 to cast, range 8</text:p>
      <text:p text:style-name="P1">Shock</text:p>
      <text:p text:style-name="P2">Deals d4 lightning damage to a single target.</text:p>
      <text:p text:style-name="P4">Int 8, Wp 10, 4 mana, 12 to cast, range 6</text:p>
      <text:h text:style-name="P15" text:outline-level="1">Light magic</text:h>
      <text:p text:style-name="P17">Spells that are more suitable for a less experienced magic user. Costs 4 Action Points per spellcast.</text:p>
      <text:p text:style-name="P1">Cure</text:p>
      <text:p text:style-name="P2">Heals target for 2 health.</text:p>
      <text:p text:style-name="P4">Int 8, Wp 8, 3 mana, 10 to cast, range 4</text:p>
      <text:p text:style-name="P6">Water</text:p>
      <text:p text:style-name="P2">Makes target and adjacent squares wet. Wet targets will take all lightning hits as criticals, while the next fire attack will deal 3 less damage and dry the target. Lightning will also conduct to adjacent wet enemies, with damage reducing by 2 for each enemy in the chain. If multiple wet enemies are adjacent to the target, the chained lightning damage will be split between them. Critical effect increases bubble explosion radius by 1. Wetness lasts for the duration of the fight.</text:p>
      <text:p text:style-name="P3">Int 6, Wp 8, 3 mana, 7 to cast, range Wp-6</text:p>
      <text:p text:style-name="P1">Oil</text:p>
      <text:p text:style-name="P2">Covers target and adjacent squares with flammabe oil. Attacking an oily target is automatically a critical hit and will set the target and all affected squares on fire. Fire will last 2 turns and any unit that is on fire or on a burning square will take 2 fire damage at the end of their turn. Critical effect increases bubble explosion radius by 1. Dispellable with water. Targets will no longer be affected by oil after burning.</text:p>
      <text:p text:style-name="P3">Int 6, Wp 8, 3 mana, 7 to cast, range Wp-6</text:p>
      <text:p text:style-name="P1">Poison</text:p>
      <text:p text:style-name="P2">Poisons any unit in the target square. Units affected by poison take 1 damage at the end of their turn and 1 additional damage for every turn that has passed. Enemies will try to remove the poison with a roll of 16-20 at the start of their turn. Critical effect causes the bubble to explode, poisoning targets adjacent to the target as well.</text:p>
      <text:p text:style-name="P3">Int 6, Wp 8, 3 mana, 8 to cast, range Wp-6</text:p>
      <text:p text:style-name="P3"/>
      <text:p text:style-name="P3"/>
      <text:p text:style-name="P1"><text:soft-page-break/>Rock</text:p>
      <text:p text:style-name="P2">Drop a rock on a target unit, stunning it for 1 turn and dealing 2 physical damage. Critical effect causes the rock to be so big that the target will instead take 4 damage and trap the unit underneath, unable to attack or be attacked directly. Strength(34) to push the rock to another square and perhaps on another unit, causing the same effect. The rock also has 5 health and 4 defense and can be destroyed.</text:p>
      <text:p text:style-name="P3">Int 6, Wp 10, 4 mana, 10 to cast, range Wp-8</text:p>
      <text:p text:style-name="P1">Sand</text:p>
      <text:p text:style-name="P2">Blind target unit and adjacent units with sand, causing them to attack a random unit within range instead for 1 turn. Critical effect summons a temporary sandstorm for 2 turns instead with a radius of 3. Anyone within the sandstorm is blinded and takes 2 physical damage each turn.</text:p>
      <text:p text:style-name="P3">Int 6, Wp 8, 3 mana, 8 to cast, range Wp-6</text:p>
      <text:h text:style-name="P15" text:outline-level="1">Summon magic</text:h>
      <text:p text:style-name="P8">When summoning, you may choose to control the unit or let it act on its own. If you want to control it, you will have full control over the unit, but your character will have to stay still, unable to attack. If attacked while controlling, controlling is interrupted. Controlling requires 6 Action Points. If not controlled, summoned unit will target a random closest unit every turn.</text:p>
      <text:p text:style-name="P16">Summoning has an initial mana cost and mana cost per turn. If you can't pay the mana cost per turn, you are forced to desummon. Initial summoning also consumes 2 Action Points.</text:p>
      <text:p text:style-name="P7">Critical spellcasts take away the base mana cost.</text:p>
      <text:p text:style-name="P6">Skeleton</text:p>
      <text:p text:style-name="P2">Summons a skeleton to fight for you. If your character knows this summon, he can assign any equipment to the skeleton, and it will use them whenever summoned, but during other times you are in hold of your equipment. Desummoning will return the skeletons current health as mana to your character.</text:p>
      <text:p text:style-name="P5">Health<text:tab/><text:tab/>Mana used for summoning</text:p>
      <text:p text:style-name="P5">Move<text:tab/><text:tab/><text:tab/>2</text:p>
      <text:p text:style-name="P5">Speed<text:tab/><text:tab/><text:tab/>Willpower-4</text:p>
      <text:p text:style-name="P5">Mana cost<text:tab/><text:tab/>4+x</text:p>
      <text:p text:style-name="P5">Mana per turn<text:tab/>2</text:p>
      <text:p text:style-name="P4">Int 8, Wp 14, 10 to cast, range 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1M28S</meta:editing-duration>
    <meta:editing-cycles>8</meta:editing-cycles>
    <meta:generator>OpenOffice/4.1.3$Win32 OpenOffice.org_project/413m1$Build-9783</meta:generator>
    <dc:date>2017-06-14T10:10:33.39</dc:date>
    <meta:document-statistic meta:table-count="0" meta:image-count="0" meta:object-count="0" meta:page-count="2" meta:paragraph-count="43" meta:word-count="703" meta:character-count="3768"/>
    <meta:user-defined meta:name="Info 1"/>
    <meta:user-defined meta:name="Info 2"/>
    <meta:user-defined meta:name="Info 3"/>
    <meta:user-defined meta:name="Info 4"/>
  </office:meta>
</office:document-meta>
</file>